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6.862cm" fo:margin-left="0cm" fo:margin-right="-0.005cm" fo:break-before="page" table:align="margins"/>
    </style:style>
    <style:style style:name="Таблица1.A" style:family="table-column">
      <style:table-column-properties style:column-width="0.718cm" style:rel-column-width="1751*"/>
    </style:style>
    <style:style style:name="Таблица1.B" style:family="table-column">
      <style:table-column-properties style:column-width="5.826cm" style:rel-column-width="14213*"/>
    </style:style>
    <style:style style:name="Таблица1.C" style:family="table-column">
      <style:table-column-properties style:column-width="5.272cm" style:rel-column-width="12863*"/>
    </style:style>
    <style:style style:name="Таблица1.D" style:family="table-column">
      <style:table-column-properties style:column-width="2.17cm" style:rel-column-width="5291*"/>
    </style:style>
    <style:style style:name="Таблица1.E" style:family="table-column">
      <style:table-column-properties style:column-width="11.412cm" style:rel-column-width="27844*"/>
    </style:style>
    <style:style style:name="Таблица1.F" style:family="table-column">
      <style:table-column-properties style:column-width="1.464cm" style:rel-column-width="357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D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Liberation Serif" fo:font-size="10pt"/>
    </style:style>
    <style:style style:name="P2" style:family="paragraph" style:parent-style-name="Table_20_Contents">
      <style:text-properties style:font-name="Liberation Serif" fo:font-size="10pt" fo:background-color="#e6e6e6"/>
    </style:style>
    <style:style style:name="P3" style:family="paragraph" style:parent-style-name="Table_20_Contents">
      <style:text-properties style:font-name="Liberation Serif" fo:font-size="10p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style:font-name="Liberation Serif" fo:font-size="10pt" fo:font-style="italic" style:font-style-asian="italic" style:font-style-complex="italic"/>
    </style:style>
    <style:style style:name="P5" style:family="paragraph" style:parent-style-name="Table_20_Contents">
      <style:text-properties style:font-name="Liberation Serif" fo:font-size="10pt" fo:font-style="italic" style:text-underline-style="none" style:font-style-asian="italic" style:font-style-complex="italic"/>
    </style:style>
    <style:style style:name="P6" style:family="paragraph" style:parent-style-name="Table_20_Contents">
      <style:text-properties style:font-name="Liberation Serif" fo:font-size="10pt" fo:font-style="normal" style:font-style-asian="normal" style:font-style-complex="normal"/>
    </style:style>
    <style:style style:name="P7" style:family="paragraph" style:parent-style-name="Table_20_Contents">
      <style:text-properties style:use-window-font-color="true" style:font-name="Liberation Serif" fo:font-size="10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9">
      <style:text-properties style:text-underline-style="solid" style:text-underline-width="auto" style:text-underline-color="font-color"/>
    </style:style>
    <style:style style:name="P19" style:family="paragraph" style:parent-style-name="Text_20_body" style:list-style-name="L8">
      <style:paragraph-properties fo:margin-left="2.501cm" fo:margin-right="0cm" fo:text-indent="-0.635cm" style:auto-text-indent="false"/>
    </style:style>
    <style:style style:name="P20" style:family="paragraph" style:parent-style-name="Text_20_body" style:list-style-name="L9">
      <style:paragraph-properties fo:margin-left="2.501cm" fo:margin-right="0cm" fo:text-indent="-0.635cm" style:auto-text-indent="false"/>
    </style:style>
    <style:style style:name="P21" style:family="paragraph" style:parent-style-name="Text_20_body" style:list-style-name="L8">
      <style:paragraph-properties fo:margin-left="3.752cm" fo:margin-right="0cm" fo:text-indent="-0.635cm" style:auto-text-indent="false"/>
    </style:style>
    <style:style style:name="P22" style:family="paragraph" style:parent-style-name="Text_20_body" style:list-style-name="L8">
      <style:paragraph-properties fo:margin-left="1.251cm" fo:margin-right="0cm" fo:text-indent="-0.635cm" style:auto-text-indent="false"/>
    </style:style>
    <style:style style:name="P23" style:family="paragraph" style:parent-style-name="Text_20_body" style:list-style-name="L9">
      <style:paragraph-properties fo:margin-left="0cm" fo:margin-right="0cm" fo:text-indent="0cm" style:auto-text-indent="false"/>
    </style:style>
    <style:style style:name="P24" style:family="paragraph" style:parent-style-name="Table_20_Contents">
      <style:text-properties style:font-name="Liberation Serif" fo:font-size="10pt"/>
    </style:style>
    <style:style style:name="P25" style:family="paragraph" style:parent-style-name="Table_20_Contents">
      <style:text-properties style:font-name="Liberation Serif" fo:font-size="10pt"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ехническое задание<text:line-break/>На систему «СРО» (СамоРегулируемая Организация)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</text:index-body>
      </text:table-of-content>
      <text:list xml:id="list732352742" text:style-name="Numbering_20_1">
        <text:list-item>
          <text:p text:style-name="Heading_20_1">Исходные данные</text:p>
        </text:list-item>
      </text:list>
      <text:list xml:id="list1446219253" text:style-name="L1">
        <text:list-item>
          <text:p text:style-name="P9">Наименование</text:p>
        </text:list-item>
        <text:list-item>
          <text:p text:style-name="P9">Дата регистрации</text:p>
        </text:list-item>
        <text:list-item>
          <text:p text:style-name="P9">ИНН</text:p>
        </text:list-item>
        <text:list-item>
          <text:p text:style-name="P9">Дата вступления в члены</text:p>
        </text:list-item>
        <text:list-item>
          <text:p text:style-name="P9">ОГРН</text:p>
        </text:list-item>
        <text:list-item>
          <text:p text:style-name="P9">ОКВЭДы</text:p>
        </text:list-item>
        <text:list-item>
          <text:p text:style-name="P9">КПП</text:p>
        </text:list-item>
        <text:list-item>
          <text:p text:style-name="P9">Юр. адрес</text:p>
        </text:list-item>
        <text:list-item>
          <text:p text:style-name="P9">Факт. Адрес</text:p>
        </text:list-item>
        <text:list-item>
          <text:p text:style-name="P9">Телефоны</text:p>
        </text:list-item>
        <text:list-item>
          <text:p text:style-name="P9">Руководство (гендир, главбух, лицо с доверкой)</text:p>
        </text:list-item>
        <text:list-item>
          <text:p text:style-name="P9">Информация о лицензии (№, сроки (дата до))</text:p>
        </text:list-item>
        <text:list-item>
          <text:p text:style-name="P9">Виды работ по лицензии</text:p>
        </text:list-item>
        <text:list-item>
          <text:p text:style-name="P9">Вся история по допускам (дата выдачи, продления, отзывов, приостановки, расширения списка работ, повышение квалификации сотрудников и т.д.)</text:p>
        </text:list-item>
        <text:list-item>
          <text:p text:style-name="P9">История участия в общих собраниях</text:p>
        </text:list-item>
        <text:list-item>
          <text:p text:style-name="P9">Сведения о сотрудниках и их квалификации</text:p>
        </text:list-item>
        <text:list-item>
          <text:p text:style-name="P9">Пожелания к допускам (видам работ)</text:p>
        </text:list-item>
        <text:list-item>
          <text:p text:style-name="P9">Комментарии и отзывы</text:p>
        </text:list-item>
        <text:list-item>
          <text:p text:style-name="P9">Все документы в электронном виде (отсканированные в pdf)</text:p>
        </text:list-item>
      </text:list>
      <text:list xml:id="list968508440" text:continue-list="list732352742" text:style-name="Numbering_20_1">
        <text:list-item>
          <text:p text:style-name="Heading_20_1">Назначение</text:p>
        </text:list-item>
      </text:list>
      <text:p text:style-name="Text_20_body">Система предназначена для ведения <text:span text:style-name="T1">дел</text:span> членов СРО и публикации части информации на web-ресурсе.</text:p>
      <text:list xml:id="list548358121" text:continue-numbering="true" text:style-name="Numbering_20_1">
        <text:list-item>
          <text:p text:style-name="Heading_20_1">Пользователи</text:p>
        </text:list-item>
      </text:list>
      <text:list xml:id="list1974245489" text:style-name="L2">
        <text:list-item>
          <text:p text:style-name="P10">Администратор системы (1) — управление структурой данных, профилями, правами всех пользователей, постоянными данных;</text:p>
        </text:list-item>
        <text:list-item>
          <text:p text:style-name="P10">Пользователь (много) — права зависят от профиля, зарегистрированы в системе.</text:p>
        </text:list-item>
        <text:list-item>
          <text:p text:style-name="P10">Гость — просмотр части данных (юридически значимые) — в системе не регистрируется</text:p>
        </text:list-item>
      </text:list>
      <text:p text:style-name="Text_20_body">Профили — группа прав на определенные действия с системой. Один пользователь может иметь только один профиль, но одним профилем может пользоваться много пользователей. Примеры профилей:</text:p>
      <text:list xml:id="list1846190092" text:style-name="L3">
        <text:list-item>
          <text:p text:style-name="P11">ТолькоПросмотр (пользователь может видеть все данные, но не может их изменять)</text:p>
        </text:list-item>
        <text:list-item>
          <text:p text:style-name="P11">Администратор данных (может изменять все данные, кроме прав пользователей)</text:p>
        </text:list-item>
        <text:list-item>
          <text:p text:style-name="P11">Юрист (изменение юридических данных фирм)</text:p>
        </text:list-item>
        <text:list-item>
          <text:p text:style-name="P11">Секретарь собрания (фиксирует, кто присутствовал на собрании)</text:p>
        </text:list-item>
        <text:list-item>
          <text:p text:style-name="P11">и т.д.</text:p>
        </text:list-item>
      </text:list>
      <text:list xml:id="list1495762100" text:continue-list="list548358121" text:style-name="Numbering_20_1">
        <text:list-item>
          <text:p text:style-name="Heading_20_1">Функции</text:p>
        </text:list-item>
      </text:list>
      <text:list xml:id="list1716398001" text:style-name="L4">
        <text:list-item>
          <text:p text:style-name="P12">Создание/просмотр/изменение/удаление данных</text:p>
        </text:list-item>
        <text:list-item>
          <text:p text:style-name="P12">Печать в html</text:p>
        </text:list-item>
      </text:list>
      <text:list xml:id="list1877520848" text:continue-list="list1495762100" text:style-name="Numbering_20_1">
        <text:list-item>
          <text:p text:style-name="Heading_20_1">Объекты</text:p>
          <text:list>
            <text:list-item>
              <text:p text:style-name="Heading_20_2">Основные</text:p>
            </text:list-item>
          </text:list>
        </text:list-item>
      </text:list>
      <text:list xml:id="list808397710" text:style-name="L5">
        <text:list-item>
          <text:p text:style-name="P13">Юрлица</text:p>
        </text:list-item>
        <text:list-item>
          <text:p text:style-name="P13">Физлица</text:p>
        </text:list-item>
        <text:list-item>
          <text:p text:style-name="P13">Собрания</text:p>
        </text:list-item>
      </text:list>
      <text:list xml:id="list1096996844" text:continue-list="list1877520848" text:style-name="Numbering_20_1">
        <text:list-item>
          <text:list>
            <text:list-item>
              <text:p text:style-name="Heading_20_2">Подчиненные объекты</text:p>
            </text:list-item>
          </text:list>
        </text:list-item>
      </text:list>
      <text:list xml:id="list1130212577" text:style-name="L6">
        <text:list-item>
          <text:p text:style-name="P14">Руководство</text:p>
        </text:list-item>
        <text:list-item>
          <text:p text:style-name="P14">Персонал</text:p>
        </text:list-item>
        <text:list-item>
          <text:p text:style-name="P14">События, связанные с допусками</text:p>
        </text:list-item>
        <text:list-item>
          <text:p text:style-name="P14">Документы</text:p>
        </text:list-item>
        <text:list-item>
          <text:p text:style-name="P14">Телефоны</text:p>
        </text:list-item>
      </text:list>
      <text:list xml:id="list1428923798" text:continue-list="list1096996844" text:style-name="Numbering_20_1">
        <text:list-item>
          <text:list>
            <text:list-item>
              <text:p text:style-name="Heading_20_2">Полупостоянные справочники</text:p>
            </text:list-item>
          </text:list>
        </text:list-item>
      </text:list>
      <text:list xml:id="list1085487112" text:style-name="L7">
        <text:list-item>
          <text:p text:style-name="P15">Профили</text:p>
        </text:list-item>
        <text:list-item>
          <text:p text:style-name="P15">Пользователи</text:p>
        </text:list-item>
        <text:list-item>
          <text:p text:style-name="P15">Виды должностей</text:p>
        </text:list-item>
        <text:list-item>
          <text:p text:style-name="P15">Виды событий</text:p>
        </text:list-item>
      </text:list>
      <text:list xml:id="list372417706" text:continue-list="list1428923798" text:style-name="Numbering_20_1">
        <text:list-item>
          <text:list>
            <text:list-item>
              <text:p text:style-name="Heading_20_2">Постоянные Справочники</text:p>
            </text:list-item>
          </text:list>
        </text:list-item>
      </text:list>
      <text:list xml:id="list1447735376" text:continue-list="list1085487112" text:style-name="L7">
        <text:list-item>
          <text:p text:style-name="P15">ОКОПФ (Общероссийский классификатор организационно-правовых форм)</text:p>
        </text:list-item>
        <text:list-item>
          <text:p text:style-name="P15">ОКВЭД (Общероссийский классификатор видов экономической деятельности)</text:p>
        </text:list-item>
        <text:list-item>
          <text:p text:style-name="P15">ОКДП (Общероссийский классификатор видов экономической деятельности, продукции и услуг == Виды работ)</text:p>
        </text:list-item>
        <text:list-item>
          <text:p text:style-name="P15">Группы ОКДП</text:p>
        </text:list-item>
        <text:list-item>
          <text:p text:style-name="P15">ОКСО (Общероссийский классификатор специальностей по образованию)</text:p>
        </text:list-item>
      </text:list>
      <text:list xml:id="list984200993" text:continue-list="list372417706" text:style-name="Numbering_20_1">
        <text:list-item>
          <text:p text:style-name="Heading_20_1">Структура данных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Table_20_Heading">№</text:p>
          </table:table-cell>
          <table:table-cell table:style-name="Таблица1.A1" office:value-type="string">
            <text:p text:style-name="Table_20_Heading">Наименование</text:p>
          </table:table-cell>
          <table:table-cell table:style-name="Таблица1.A1" office:value-type="string">
            <text:p text:style-name="Table_20_Heading">Тип</text:p>
          </table:table-cell>
          <table:table-cell table:style-name="Таблица1.A1" office:value-type="string">
            <text:p text:style-name="Table_20_Heading">Кол-во<text:note text:id="ftn1" text:note-class="footnote"><text:note-citation>1</text:note-citation><text:note-body><text:p text:style-name="Footnote">«1» = 1, «?» = 0 или 1, «*» = 0...много, «+» = 1...много</text:p></text:note-body></text:note></text:p>
          </table:table-cell>
          <table:table-cell table:style-name="Таблица1.A1" office:value-type="string">
            <text:p text:style-name="Table_20_Heading">Комментарий</text:p>
          </table:table-cell>
          <table:table-cell table:style-name="Таблица1.F1" office:value-type="string">
            <text:p text:style-name="Table_20_Heading">web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B2" table:number-columns-spanned="5" office:value-type="string">
            <text:p text:style-name="P7">Организация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раткое наименовани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олное наименовани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Вид собственности</text:p>
          </table:table-cell>
          <table:table-cell table:style-name="Таблица1.A2" office:value-type="string">
            <text:p text:style-name="P4">ОКОПФ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 регистрации</text:p>
          </table:table-cell>
          <table:table-cell table:style-name="Таблица1.A2" office:value-type="string">
            <text:p text:style-name="P1">Дат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ИНН</text:p>
          </table:table-cell>
          <table:table-cell table:style-name="Таблица1.A2" office:value-type="string">
            <text:p text:style-name="P1">Число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>Проверка по формуле</text:p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ПП</text:p>
          </table:table-cell>
          <table:table-cell table:style-name="Таблица1.A2" office:value-type="string">
            <text:p text:style-name="P1">Число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>Проверка по формуле</text:p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ОГРН</text:p>
          </table:table-cell>
          <table:table-cell table:style-name="Таблица1.A2" office:value-type="string">
            <text:p text:style-name="P1">Число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ОКВЭД</text:p>
          </table:table-cell>
          <table:table-cell table:style-name="Таблица1.A2" office:value-type="string">
            <text:p text:style-name="P4">ОКВЭД</text:p>
          </table:table-cell>
          <table:table-cell table:style-name="Таблица1.A2" office:value-type="string">
            <text:p text:style-name="P1">+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Юр. адрес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Факт. адрес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>Если нет — работает юрадрес</text:p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Телефон</text:p>
          </table:table-cell>
          <table:table-cell table:style-name="Таблица1.A2" office:value-type="string">
            <text:p text:style-name="P4">Телефон</text:p>
          </table:table-cell>
          <table:table-cell table:style-name="Таблица1.A2" office:value-type="string">
            <text:p text:style-name="P1">+</text:p>
          </table:table-cell>
          <table:table-cell table:style-name="Таблица1.A2" office:value-type="string">
            <text:p text:style-name="P1">В международном формате: +7 812 1234567</text:p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№ лицензии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Виды работ по лицензии</text:p>
          </table:table-cell>
          <table:table-cell table:style-name="Таблица1.A2" office:value-type="string">
            <text:p text:style-name="P4">ОКДП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>Зависит от наличия лицензии</text:p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 годности лицензии</text:p>
          </table:table-cell>
          <table:table-cell table:style-name="Таблица1.A2" office:value-type="string">
            <text:p text:style-name="P1">Дата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>Зависит от наличия лицензии</text:p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 вступления в СРО</text:p>
          </table:table-cell>
          <table:table-cell table:style-name="Таблица1.A2" office:value-type="string">
            <text:p text:style-name="P1">Дат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ерсонал</text:p>
          </table:table-cell>
          <table:table-cell table:style-name="Таблица1.A2" office:value-type="string">
            <text:p text:style-name="P4">Персонал</text:p>
          </table:table-cell>
          <table:table-cell table:style-name="Таблица1.A2" office:value-type="string">
            <text:p text:style-name="P1">+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События</text:p>
          </table:table-cell>
          <table:table-cell table:style-name="Таблица1.A2" office:value-type="string">
            <text:p text:style-name="P4">Событие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Участие в собраниях</text:p>
          </table:table-cell>
          <table:table-cell table:style-name="Таблица1.A2" office:value-type="string">
            <text:p text:style-name="P4">Собрание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>Если участвовал</text:p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окументы</text:p>
          </table:table-cell>
          <table:table-cell table:style-name="Таблица1.A2" office:value-type="string">
            <text:p text:style-name="P4">Документ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Отзыв</text:p>
          </table:table-cell>
          <table:table-cell table:style-name="Таблица1.A2" office:value-type="string">
            <text:p text:style-name="P4">Текст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Собра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</text:p>
          </table:table-cell>
          <table:table-cell table:style-name="Таблица1.A2" office:value-type="string">
            <text:p text:style-name="P1">Дат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овестка</text:p>
          </table:table-cell>
          <table:table-cell table:style-name="Таблица1.A2" office:value-type="string">
            <text:p text:style-name="P1">Текст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ротокол</text:p>
          </table:table-cell>
          <table:table-cell table:style-name="Таблица1.A2" office:value-type="string">
            <text:p text:style-name="P1">Текст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8">Персонал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олжность</text:p>
          </table:table-cell>
          <table:table-cell table:style-name="Таблица1.A2" office:value-type="string">
            <text:p text:style-name="P4">Вид должности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>Уникально: Юрлицо &amp; Вид должности</text:p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ерсона</text:p>
          </table:table-cell>
          <table:table-cell table:style-name="Таблица1.A2" office:value-type="string">
            <text:p text:style-name="P4">Персон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Руководство</text:p>
          </table:table-cell>
          <table:table-cell table:style-name="Таблица1.A2" office:value-type="string">
            <text:p text:style-name="P4">Bool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Персон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Фамилия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Имя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Отчество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валификация</text:p>
          </table:table-cell>
          <table:table-cell table:style-name="Таблица1.A2" office:value-type="string">
            <text:p text:style-name="P4">ОКСО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окументы</text:p>
          </table:table-cell>
          <table:table-cell table:style-name="Таблица1.A2" office:value-type="string">
            <text:p text:style-name="P5">Документ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8">Событ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</text:p>
          </table:table-cell>
          <table:table-cell table:style-name="Таблица1.A2" office:value-type="string">
            <text:p text:style-name="P1">Дат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Вид работ</text:p>
          </table:table-cell>
          <table:table-cell table:style-name="Таблица1.A2" office:value-type="string">
            <text:p text:style-name="P4">ОКДП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>NULL == все</text:p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Тип</text:p>
          </table:table-cell>
          <table:table-cell table:style-name="Таблица1.A2" office:value-type="string">
            <text:p text:style-name="P4">Вид события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ользователь</text:p>
          </table:table-cell>
          <table:table-cell table:style-name="Таблица1.A2" office:value-type="string">
            <text:p text:style-name="P4">Пользователь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>Кто вносил</text:p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Время</text:p>
          </table:table-cell>
          <table:table-cell table:style-name="Таблица1.A2" office:value-type="string">
            <text:p text:style-name="P6">ДатаВремя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>Когда вносило</text:p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Отзыв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ользователь</text:p>
          </table:table-cell>
          <table:table-cell table:style-name="Таблица1.A2" office:value-type="string">
            <text:p text:style-name="P4">Пользователь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Время</text:p>
          </table:table-cell>
          <table:table-cell table:style-name="Таблица1.A2" office:value-type="string">
            <text:p text:style-name="P6">ДатаВремя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омментарий</text:p>
          </table:table-cell>
          <table:table-cell table:style-name="Таблица1.A2" office:value-type="string">
            <text:p text:style-name="P6">Текст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окумент</text:p>
          </table:table-cell>
          <table:table-cell table:style-name="Таблица1.A2" office:value-type="string">
            <text:p text:style-name="P4">Документ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>Ссылки на документ в списке документов фирмы</text:p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Документ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окумент</text:p>
          </table:table-cell>
          <table:table-cell table:style-name="Таблица1.A2" office:value-type="string">
            <text:p text:style-name="P1">Изображение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омментарий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Профиль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рава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Пользователь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Имя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ароль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рофиль</text:p>
          </table:table-cell>
          <table:table-cell table:style-name="Таблица1.A2" office:value-type="string">
            <text:p text:style-name="P4">Профиль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Вид должност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Наименовани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Вид события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Наименовани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ОКВЭД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од</text:p>
          </table:table-cell>
          <table:table-cell table:style-name="Таблица1.A2" office:value-type="string">
            <text:p text:style-name="P1">?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Наименовани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ОКДП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од</text:p>
          </table:table-cell>
          <table:table-cell table:style-name="Таблица1.A2" office:value-type="string">
            <text:p text:style-name="P1">Число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Наименовани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омментарии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ОКОПФ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ратко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олно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</table:table>
      <text:p text:style-name="Text_20_body"/>
      <text:list xml:id="list2087735128" text:continue-numbering="true" text:style-name="Numbering_20_1">
        <text:list-item>
          <text:p text:style-name="Heading_20_1">Формы</text:p>
        </text:list-item>
      </text:list>
      <text:list xml:id="list1990062163" text:style-name="L8">
        <text:list-item>
          <text:p text:style-name="P16">Юрлицо:</text:p>
        </text:list-item>
        <text:list-item>
          <text:p text:style-name="P19">Список юрлиц (CRUD (добавить, просмотр, редактировать, удалить))</text:p>
        </text:list-item>
        <text:list-item>
          <text:p text:style-name="P19">Подробности юрлица (блоки):</text:p>
        </text:list-item>
        <text:list-item>
          <text:p text:style-name="P21">Основные данные (те, кол-во которых — 1 или ?)</text:p>
        </text:list-item>
        <text:list-item>
          <text:p text:style-name="P21">Множественные данные (ОКВЭД, Телефон и т.д.) - каждый в своем блоке</text:p>
        </text:list-item>
        <text:list-item>
          <text:p text:style-name="P19">Редактирование юрлица (каждый блок — отдельно, с функциями добавить/удалить/изменить для каждого блока)</text:p>
        </text:list-item>
        <text:list-item>
          <text:p text:style-name="P22">Персоны — список (CRUD)</text:p>
        </text:list-item>
        <text:list-item>
          <text:p text:style-name="P16">Справочники (постоянные и полупостоянные): Список (просмотр, добавить, редактировать, удалить)</text:p>
        </text:list-item>
        <text:list-item>
          <text:p text:style-name="P22">Список юрлиц в вебе</text:p>
        </text:list-item>
      </text:list>
      <text:list xml:id="list1637869298" text:continue-list="list2087735128" text:style-name="Numbering_20_1">
        <text:list-item>
          <text:p text:style-name="Heading_20_1">Todo</text:p>
        </text:list-item>
      </text:list>
      <text:list xml:id="list255459200" text:style-name="L9">
        <text:list-item>
          <text:p text:style-name="P18">Список видов событий</text:p>
        </text:list-item>
      </text:list>
      <text:list xml:id="list2054638116" text:continue-list="list1446219253" text:style-name="L9">
        <text:list-item>
          <text:p text:style-name="P20">выдача</text:p>
        </text:list-item>
        <text:list-item>
          <text:p text:style-name="P20">продление</text:p>
        </text:list-item>
        <text:list-item>
          <text:p text:style-name="P20">отзывов</text:p>
        </text:list-item>
        <text:list-item>
          <text:p text:style-name="P20">приостановка</text:p>
        </text:list-item>
        <text:list-item>
          <text:p text:style-name="P20">расширения списка работ (добавление)</text:p>
        </text:list-item>
        <text:list-item>
          <text:p text:style-name="P20">повышение квалификации сотрудников</text:p>
        </text:list-item>
      </text:list>
      <text:list xml:id="list2105142465" text:continue-list="list255459200" text:style-name="L9">
        <text:list-item>
          <text:p text:style-name="P17">Развернуть «Комментарии и отзывы» - что именно и в каком виде</text:p>
        </text:list-item>
        <text:list-item>
          <text:p text:style-name="P20">кто</text:p>
        </text:list-item>
        <text:list-item>
          <text:p text:style-name="P20">отзыв</text:p>
        </text:list-item>
        <text:list-item>
          <text:p text:style-name="P20">скан документа</text:p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Liberation Serif1" fo:font-size="14pt" fo:font-weight="bold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name="Liberation Serif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list-style-name="Numbering_20_1" style:class="text" style:master-page-name="">
      <style:paragraph-properties fo:margin-top="0.101cm" fo:margin-bottom="0cm" fo:text-align="start" style:justify-single-word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list-style-name="Numbering_20_1" style:class="text">
      <style:paragraph-properties fo:margin-top="0cm" fo:margin-bottom="0cm" fo:text-align="start" style:justify-single-word="false"/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erif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size="10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>
          <style:background-image/>
        </style:header-footer-properties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Header"><text:page-number text:select-page="current">5</text:page-number>/<text:page-count>1</text:page-count><text:tab/><text:title>ТЗ на СРО</text:title><text:tab/><text:date style:data-style-name="N37" text:date-value="2009-04-26T10:36:33" text:fixed="true">26.04.09</text:date>, <text:time style:data-style-name="N41" text:time-value="2009-04-26T10:36:39.99" text:fixed="true">10:36:40</text: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4T10:18:45</meta:creation-date>
    <meta:generator>OpenOffice.org/3.0$Linux OpenOffice.org_project/300m15$Build-9379</meta:generator>
    <dc:date>2009-04-26T11:32:43</dc:date>
    <meta:editing-duration>PT04H51M03S</meta:editing-duration>
    <meta:editing-cycles>48</meta:editing-cycles>
    <dc:title>ТЗ на СРО</dc:title>
    <meta:document-statistic meta:table-count="1" meta:image-count="0" meta:object-count="0" meta:page-count="1" meta:paragraph-count="297" meta:word-count="719" meta:character-count="4307"/>
    <meta:user-defined meta:name="Поле 1"/>
    <meta:user-defined meta:name="Поле 2"/>
    <meta:user-defined meta:name="Поле 3"/>
    <meta:user-defined meta:name="Поле 4"/>
  </office:meta>
</office:document-meta>
</file>